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9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5" style:family="table-cell" style:parent-style-name="Default" style:data-style-name="N100">
      <style:table-cell-properties fo:border-bottom="0.99pt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99pt solid #000000" fo:border-left="none" fo:border-right="none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known a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loat val</text:p>
          </table:table-cell>
          <table:table-cell table:style-name="ce1" office:value-type="string" calcext:value-type="string">
            <text:p>zoom lvl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 4: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5]/[.D5]" office:value-type="float" office:value="1.33333333333333" calcext:value-type="float">
            <text:p>1,3333333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3: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C6]/[.D6]"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16: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C7]/[.D7]" office:value-type="float" office:value="1.6" calcext:value-type="float">
            <text:p>1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16: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C8]/[.D8]" office:value-type="float" office:value="1.77777777777778" calcext:value-type="float">
            <text:p>1,777777777777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21: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C9]/[.D9]" office:value-type="float" office:value="2.33333333333333" calcext:value-type="float">
            <text:p>2,3333333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32: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C10]/[.D10]" office:value-type="float" office:value="3.55555555555556" calcext:value-type="float">
            <text:p>3,555555555555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5"/>
          <table:table-cell table:style-name="ce7"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ummary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Ratio</text:p>
          </table:table-cell>
          <table:table-cell table:style-name="ce6" office:value-type="string" calcext:value-type="string">
            <text:p>Zoom Lev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lt; 1,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gt;= 1,4 &amp;&amp; &lt; 1,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1">&gt;= </text:span>1,7 &amp;&amp; &lt; 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gt;= 2 &amp;&amp; &lt; 2,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gt;= 2,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.00.0000</text:date>, <text:time style:data-style-name="N2" text:time-value="23:02:35.4363913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22:41:59.666508295</meta:creation-date>
    <dc:date>2021-10-25T23:03:03.898692081</dc:date>
    <meta:editing-duration>PT7M58S</meta:editing-duration>
    <meta:editing-cycles>3</meta:editing-cycles>
    <meta:generator>LibreOffice/6.4.7.2$Linux_X86_64 LibreOffice_project/40$Build-2</meta:generator>
    <meta:document-statistic meta:table-count="1" meta:cell-count="48" meta:object-count="0"/>
  </office:meta>
</office:document-meta>
</file>